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Value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Value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Value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Value.ReferenceValue(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erenceValu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ferenceValue.getInternal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erenceValue.valueOf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ferenceValue.ReferenceValue( Node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erenceValu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Value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